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Segoe UI3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4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style="normal" fo:font-weight="bold" style:font-name-asian="Segoe UI" style:font-size-asian="10pt" style:font-style-asian="normal" style:font-weight-asian="bold" style:font-name-complex="Segoe UI" style:font-size-complex="10pt" style:font-style-complex="normal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2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7pt" style:text-underline-style="solid" style:text-underline-width="auto" style:text-underline-color="font-color" fo:font-weight="bold" style:font-name-asian="Segoe UI" style:font-size-asian="7pt" style:font-weight-asian="bold" style:font-name-complex="Segoe UI" style:font-size-complex="7pt" style:font-weight-complex="bold"/>
    </style:style>
    <style:style style:name="T4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7" style:family="text">
      <style:text-properties fo:color="#000000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000000" style:font-name="Segoe UI Semibold" fo:font-size="20pt" style:font-name-asian="Segoe UI" style:font-size-asian="20pt" style:font-name-complex="Segoe UI" style:font-size-complex="20pt"/>
    </style:style>
    <style:style style:name="T9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0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1" style:family="text">
      <style:text-properties style:font-name="Segoe UI Semibold1" fo:font-size="32pt" fo:font-style="normal" style:font-name-asian="LSBSymbol" style:font-size-asian="32pt" style:font-style-asian="normal" style:font-name-complex="LSBSymbol1" style:font-size-complex="32pt" style:font-style-complex="normal"/>
    </style:style>
    <style:style style:name="T12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Segoe UI2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000000" style:font-name="Segoe UI2" fo:font-size="20pt" fo:font-style="normal" style:font-name-asian="Segoe UI" style:font-size-asian="20pt" style:font-style-asian="normal" style:font-name-complex="Segoe UI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0.762cm">
          <draw:text-box>
            <text:p text:style-name="P1"><text:span text:style-name="T1">Holy Gospel</text:span></text:p>
            <text:p text:style-name="P1"><text:span text:style-name="T2">Matthew 10:34–4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638cm" svg:height="4.76cm" svg:x="1.524cm" svg:y="0.762cm">
          <draw:text-box>
            <text:p text:style-name="P4"><text:span text:style-name="T3"><text:s/></text:span><text:span text:style-name="T4">34</text:span><text:span text:style-name="T5">[Jesus said:] “Do not think that I have come to bring peace to the earth. I have not come to bring peace, but a s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7.766cm" svg:x="1.524cm" svg:y="0.762cm">
          <draw:text-box>
            <text:p text:style-name="P4"><text:span text:style-name="T4">35</text:span><text:span text:style-name="T5">For I have come to set a man against his father, and a daughter against her mother, and a daughter-in-law against her mother-in-law. </text:span><text:span text:style-name="T4">36</text:span><text:span text:style-name="T5">And a person’s enemies will be those of his own househo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5" draw:text-style-name="P2" draw:layer="layout" svg:width="24.638cm" svg:height="8.702cm" svg:x="1.524cm" svg:y="0.762cm">
          <draw:text-box>
            <text:p text:style-name="P4"><text:span text:style-name="T4">37</text:span><text:span text:style-name="T5">Whoever loves father or mother more than me is not worthy of me, and whoever loves son or daughter more than me is not worthy of me. </text:span><text:span text:style-name="T6">38</text:span><text:span text:style-name="T7">And whoever does not take his cross and follow me is not worthy of me.</text:span><text:span text:style-name="T5"> </text:span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6" draw:text-style-name="P2" draw:layer="layout" svg:width="24.638cm" svg:height="6.263cm" svg:x="1.524cm" svg:y="0.762cm">
          <draw:text-box>
            <text:p text:style-name="P4"><text:span text:style-name="T7"><text:s/></text:span><text:span text:style-name="T6">39</text:span><text:span text:style-name="T7">Whoever finds his life will lose it, and whoever loses his life for my sake will find it. </text:span><text:span text:style-name="T6">40</text:span><text:span text:style-name="T7">“Whoever receives you receives me, and whoever receives me receives him who sen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638cm" svg:height="7.766cm" svg:x="1.524cm" svg:y="0.762cm">
          <draw:text-box>
            <text:p text:style-name="P4"><text:span text:style-name="T4">41</text:span><text:span text:style-name="T5">The one who receives a prophet because he is a prophet will receive a prophet’s reward, and the one who receives a righteous person because he is a righteous person will receive a righteous person’s rewa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7" draw:text-style-name="P6" draw:layer="layout" svg:width="24.892cm" svg:height="7.199cm" svg:x="1.524cm" svg:y="0.762cm">
          <draw:text-box>
            <text:p text:style-name="P4"><text:span text:style-name="T9">42</text:span><text:span text:style-name="T10">And whoever gives one of these little ones even a cup of cold water because he is a disciple, truly, I say to you, he will by no means lose his reward.”</text:span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8" draw:text-style-name="P7" draw:layer="layout" svg:width="24.892cm" svg:height="4.193cm" svg:x="1.524cm" svg:y="1.141cm">
          <draw:text-box>
            <text:p><text:span text:style-name="T11">P:</text:span><text:span text:style-name="T11"><text:tab/></text:span><text:span text:style-name="T12">This is the Gospel of the Lord.</text:span></text:p>
            <text:p><text:span text:style-name="T11">C:</text:span><text:span text:style-name="T11"><text:tab/></text:span><text:span text:style-name="T13">Praise to You, O Christ.</text:span></text:p>
            <text:p text:style-name="P5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Segoe UI3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1" fo:font-family="'Segoe UI'" style:font-family-generic="roman" style:font-pitch="variable" fo:font-size="9pt" style:font-name-asian="Segoe UI3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Balloon_20_Text" style:display-name="Balloon Text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style:font-name="Segoe UI1" fo:font-family="'Segoe UI'" style:font-family-generic="roman" style:font-pitch="variable" fo:font-size="9pt" fo:language="en" fo:country="US" style:font-name-asian="Segoe UI3" style:font-family-asian="'Segoe UI'" style:font-pitch-asian="variable" style:font-size-asian="9pt" style:language-asian="ar" style:country-asian="SA"/>
    </style:style>
    <style:style style:name="Footer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8:00:07.748000000</meta:creation-date>
    <dc:title>1030 Wt. Intro</dc:title>
    <meta:editing-duration>PT10M31S</meta:editing-duration>
    <meta:editing-cycles>4</meta:editing-cycles>
    <meta:generator>LibreOffice/5.3.4.2$Windows_X86_64 LibreOffice_project/f82d347ccc0be322489bf7da61d7e4ad13fe2ff3</meta:generator>
    <dc:date>2017-06-29T11:10:23.612000000</dc:date>
    <meta:document-statistic meta:object-count="56"/>
  </office:meta>
</office:document-meta>
</file>